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1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256cm" fo:margin-left="0cm" fo:margin-top="0cm" fo:margin-bottom="0cm" table:align="left" style:writing-mode="lr-tb"/>
    </style:style>
    <style:style style:name="Tabela1.A" style:family="table-column">
      <style:table-column-properties style:column-width="2.538cm"/>
    </style:style>
    <style:style style:name="Tabela1.B" style:family="table-column">
      <style:table-column-properties style:column-width="9.717cm"/>
    </style:style>
    <style:style style:name="Tabela1.1" style:family="table-row">
      <style:table-row-properties style:min-row-height="2.54cm" fo:keep-together="auto"/>
    </style:style>
    <style:style style:name="Tabela1.A1" style:family="table-cell">
      <style:table-cell-properties fo:background-color="#943634" fo:padding-left="0.191cm" fo:padding-right="0.191cm" fo:padding-top="0cm" fo:padding-bottom="0cm" fo:border-left="none" fo:border-right="0.5pt solid #ffffff" fo:border-top="none" fo:border-bottom="none">
        <style:background-image/>
      </style:table-cell-properties>
    </style:style>
    <style:style style:name="Tabela1.B1" style:family="table-cell">
      <style:table-cell-properties style:vertical-align="bottom" fo:background-color="#943634" fo:padding-left="0.191cm" fo:padding-right="0.191cm" fo:padding-top="0cm" fo:padding-bottom="0cm" fo:border-left="0.5pt solid #ffffff" fo:border-right="none" fo:border-top="none" fo:border-bottom="none">
        <style:background-image/>
      </style:table-cell-properties>
    </style:style>
    <style:style style:name="Tabela1.2" style:family="table-row">
      <style:table-row-properties style:min-row-height="5.08cm" fo:keep-together="auto"/>
    </style:style>
    <style:style style:name="Tabela1.A2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ela1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/>
    </style:style>
    <style:style style:name="Tabela2" style:family="table">
      <style:table-properties style:width="15.573cm" style:rel-width="100%" fo:margin-top="0cm" fo:margin-bottom="0cm" table:align="center" style:writing-mode="lr-tb"/>
    </style:style>
    <style:style style:name="Tabela2.A" style:family="table-column">
      <style:table-column-properties style:column-width="15.573cm" style:rel-column-width="65535*"/>
    </style:style>
    <style:style style:name="Tabela2.1" style:family="table-row">
      <style:table-row-properties style:min-row-height="1.325cm" fo:keep-together="auto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Tabela3" style:family="table">
      <style:table-properties style:width="15.954cm" fo:margin-left="-0.191cm" fo:margin-top="0cm" fo:margin-bottom="0cm" table:align="left" style:writing-mode="lr-tb"/>
    </style:style>
    <style:style style:name="Tabela3.A" style:family="table-column">
      <style:table-column-properties style:column-width="7.976cm"/>
    </style:style>
    <style:style style:name="Tabela3.B" style:family="table-column">
      <style:table-column-properties style:column-width="7.97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4f81bd" fo:padding-left="0.191cm" fo:padding-right="0.191cm" fo:padding-top="0cm" fo:padding-bottom="0cm" fo:border="0.5pt solid #000000">
        <style:background-image/>
      </style:table-cell-properties>
    </style:style>
    <style:style style:name="Tabela3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3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3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.B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.B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4" style:family="table">
      <style:table-properties style:width="15.954cm" fo:margin-left="-0.191cm" fo:margin-top="0cm" fo:margin-bottom="0cm" table:align="left" style:writing-mode="lr-tb"/>
    </style:style>
    <style:style style:name="Tabela4.A" style:family="table-column">
      <style:table-column-properties style:column-width="3.842cm"/>
    </style:style>
    <style:style style:name="Tabela4.B" style:family="table-column">
      <style:table-column-properties style:column-width="12.113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4f81bd" fo:padding-left="0.191cm" fo:padding-right="0.191cm" fo:padding-top="0cm" fo:padding-bottom="0cm" fo:border="0.5pt solid #000000">
        <style:background-image/>
      </style:table-cell-properties>
    </style:style>
    <style:style style:name="Tabela4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4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4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4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4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4.B4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List_20_Paragraph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color="#0070c0" fo:font-size="18pt" style:font-size-asian="18pt"/>
    </style:style>
    <style:style style:name="P2" style:family="paragraph" style:parent-style-name="List_20_Paragraph">
      <style:paragraph-properties fo:margin-left="0cm" fo:margin-right="0cm" fo:text-indent="0cm" style:auto-text-indent="false" fo:break-before="page">
        <style:tab-stops>
          <style:tab-stop style:position="0.635cm"/>
        </style:tab-stops>
      </style:paragraph-properties>
      <style:text-properties fo:font-size="12pt" style:font-size-asian="12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>
        <style:tab-stops>
          <style:tab-stop style:position="0cm"/>
          <style:tab-stop style:position="0.635cm"/>
        </style:tab-stops>
      </style:paragraph-properties>
      <style:text-properties style:font-name="Times" fo:font-size="12pt" officeooo:rsid="001a087e" officeooo:paragraph-rsid="001a087e" style:font-name-asian="Times1" style:font-size-asian="12pt" style:language-asian="pt" style:country-asian="BR" style:font-name-complex="Times New Roman1" style:font-size-complex="12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>
        <style:tab-stops>
          <style:tab-stop style:position="0.96cm"/>
        </style:tab-stops>
      </style:paragraph-properties>
      <style:text-properties style:font-name="Times" fo:font-size="12pt" officeooo:rsid="001c964e" officeooo:paragraph-rsid="001c964e" style:font-name-asian="Times1" style:font-size-asian="12pt" style:language-asian="pt" style:country-asian="BR" style:font-name-complex="Times New Roman1" style:font-size-complex="12pt"/>
    </style:style>
    <style:style style:name="P5" style:family="paragraph" style:parent-style-name="List_20_Paragraph">
      <style:paragraph-properties fo:margin-left="2.54cm" fo:margin-right="0.175cm" fo:text-align="justify" style:justify-single-word="false" fo:text-indent="0cm" style:auto-text-indent="false">
        <style:tab-stops>
          <style:tab-stop style:position="0.635cm"/>
          <style:tab-stop style:position="15.399cm"/>
        </style:tab-stops>
      </style:paragraph-properties>
      <style:text-properties fo:font-size="12pt" style:font-size-asian="12pt"/>
    </style:style>
    <style:style style:name="P6" style:family="paragraph" style:parent-style-name="No_20_Spacing">
      <style:text-properties fo:color="#76923c" fo:font-size="14pt" fo:language="pt" fo:country="BR" style:font-size-asian="14pt"/>
    </style:style>
    <style:style style:name="P7" style:family="paragraph" style:parent-style-name="No_20_Spacing">
      <style:paragraph-properties fo:margin-left="0cm" fo:margin-right="-0.24cm" fo:text-indent="0cm" style:auto-text-indent="false"/>
    </style:style>
    <style:style style:name="P8" style:family="paragraph" style:parent-style-name="Standard">
      <style:text-properties fo:font-size="14pt" style:font-size-asian="14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</style:style>
    <style:style style:name="P10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font-size="12pt" style:font-size-asian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cm"/>
          <style:tab-stop style:position="5.054cm"/>
        </style:tab-stops>
      </style:paragraph-properties>
      <style:text-properties fo:font-size="12pt" style:font-size-asian="12pt"/>
    </style:style>
    <style:style style:name="P12" style:family="paragraph" style:parent-style-name="Standard">
      <loext:graphic-properties draw:fill="solid" draw:fill-color="#ffffff"/>
      <style:paragraph-properties style:line-height-at-least="0.517cm" fo:background-color="#ffffff" style:vertical-align="baseline"/>
      <style:text-properties fo:font-size="12pt" style:font-size-asian="12pt"/>
    </style:style>
    <style:style style:name="P13" style:family="paragraph" style:parent-style-name="Standard">
      <style:paragraph-properties>
        <style:tab-stops>
          <style:tab-stop style:position="0cm"/>
          <style:tab-stop style:position="0.635cm"/>
        </style:tab-stops>
      </style:paragraph-properties>
      <style:text-properties fo:font-size="12pt" style:font-size-asian="12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font-size="12pt" officeooo:rsid="001fcb17" officeooo:paragraph-rsid="001fcb17" style:font-size-asian="12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color="#0070c0" fo:font-size="18pt" style:font-size-asian="18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0.635cm"/>
        </style:tab-stops>
      </style:paragraph-properties>
    </style:style>
    <style:style style:name="P17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font-size="16pt" style:font-size-asian="16pt"/>
    </style:style>
    <style:style style:name="P18" style:family="paragraph" style:parent-style-name="Standard">
      <loext:graphic-properties draw:fill="solid" draw:fill-color="#ffffff"/>
      <style:paragraph-properties style:line-height-at-least="0.517cm" fo:background-color="#ffffff" style:vertical-align="baseline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font-name="Calibri" fo:font-size="12pt" fo:language="pt" fo:country="BR" officeooo:rsid="0011d7e3" officeooo:paragraph-rsid="0011d7e3" style:font-size-asian="12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font-name="Calibri" fo:font-size="12pt" officeooo:rsid="0011e247" officeooo:paragraph-rsid="0011e247" style:font-size-asian="12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font-name="Calibri" fo:font-size="12pt" officeooo:rsid="0012657c" style:font-size-asian="12pt"/>
    </style:style>
    <style:style style:name="P22" style:family="paragraph" style:parent-style-name="Standard">
      <style:paragraph-properties fo:margin-top="0cm" fo:margin-bottom="0.353cm" loext:contextual-spacing="false" fo:line-height="115%"/>
      <style:text-properties fo:font-weight="bold" style:font-weight-asian="bold" style:font-weight-complex="bold"/>
    </style:style>
    <style:style style:name="P23" style:family="paragraph" style:parent-style-name="Standard">
      <style:paragraph-properties fo:margin-top="0cm" fo:margin-bottom="0.423cm" loext:contextual-spacing="false" fo:line-height="100%" fo:text-align="center" style:justify-single-word="false">
        <style:tab-stops>
          <style:tab-stop style:position="0cm"/>
          <style:tab-stop style:position="0.635cm"/>
        </style:tab-stops>
      </style:paragraph-properties>
      <style:text-properties style:font-name="Times" fo:font-size="11pt" officeooo:rsid="0011e247" officeooo:paragraph-rsid="0011e247" style:font-name-asian="Times1" style:font-size-asian="11pt" style:language-asian="pt" style:country-asian="BR" style:font-name-complex="Times New Roman1" style:font-size-complex="10pt"/>
    </style:style>
    <style:style style:name="P24" style:family="paragraph" style:parent-style-name="Standard">
      <style:paragraph-properties fo:margin-top="0cm" fo:margin-bottom="0.423cm" loext:contextual-spacing="false" fo:line-height="100%" fo:text-align="center" style:justify-single-word="false">
        <style:tab-stops>
          <style:tab-stop style:position="0cm"/>
          <style:tab-stop style:position="0.635cm"/>
        </style:tab-stops>
      </style:paragraph-properties>
      <style:text-properties style:font-name="Times" fo:font-size="11pt" officeooo:rsid="0011e247" officeooo:paragraph-rsid="0017cc17" style:font-name-asian="Times1" style:font-size-asian="11pt" style:language-asian="pt" style:country-asian="BR" style:font-name-complex="Times New Roman1" style:font-size-complex="10pt"/>
    </style:style>
    <style:style style:name="P25" style:family="paragraph" style:parent-style-name="Standard">
      <style:paragraph-properties fo:margin-top="0cm" fo:margin-bottom="0.423cm" loext:contextual-spacing="false" fo:line-height="100%" fo:text-align="center" style:justify-single-word="false">
        <style:tab-stops>
          <style:tab-stop style:position="0cm"/>
          <style:tab-stop style:position="0.635cm"/>
        </style:tab-stops>
      </style:paragraph-properties>
      <style:text-properties style:font-name="Times" fo:font-size="11pt" style:font-name-asian="Times1" style:font-size-asian="11pt" style:language-asian="pt" style:country-asian="BR" style:font-name-complex="Times New Roman1" style:font-size-complex="10pt"/>
    </style:style>
    <style:style style:name="P26" style:family="paragraph" style:parent-style-name="Standard">
      <style:paragraph-properties fo:margin-top="0cm" fo:margin-bottom="0.423cm" loext:contextual-spacing="false" fo:line-height="100%" fo:text-align="center" style:justify-single-word="false">
        <style:tab-stops>
          <style:tab-stop style:position="0cm"/>
          <style:tab-stop style:position="0.635cm"/>
        </style:tab-stops>
      </style:paragraph-properties>
      <style:text-properties style:font-name="Times" fo:font-size="11pt" officeooo:paragraph-rsid="0011e247" style:font-name-asian="Times1" style:font-size-asian="11pt" style:language-asian="pt" style:country-asian="BR" style:font-name-complex="Times New Roman1" style:font-size-complex="10pt"/>
    </style:style>
    <style:style style:name="P27" style:family="paragraph" style:parent-style-name="Standard">
      <style:paragraph-properties fo:margin-top="0cm" fo:margin-bottom="0.423cm" loext:contextual-spacing="false" fo:line-height="100%" fo:text-align="start" style:justify-single-word="false">
        <style:tab-stops>
          <style:tab-stop style:position="0cm"/>
          <style:tab-stop style:position="0.635cm"/>
        </style:tab-stops>
      </style:paragraph-properties>
      <style:text-properties style:font-name="Times" fo:font-size="11pt" style:font-name-asian="Times1" style:font-size-asian="11pt" style:language-asian="pt" style:country-asian="BR" style:font-name-complex="Times New Roman1" style:font-size-complex="10pt"/>
    </style:style>
    <style:style style:name="P28" style:family="paragraph" style:parent-style-name="Standard">
      <style:paragraph-properties fo:margin-top="0cm" fo:margin-bottom="0.423cm" loext:contextual-spacing="false" fo:line-height="100%" fo:text-align="center" style:justify-single-word="false">
        <style:tab-stops>
          <style:tab-stop style:position="0cm"/>
          <style:tab-stop style:position="0.635cm"/>
        </style:tab-stops>
      </style:paragraph-properties>
      <style:text-properties style:font-name="Times" fo:font-size="11pt" officeooo:rsid="00123706" officeooo:paragraph-rsid="00123706" style:font-name-asian="Times1" style:font-size-asian="11pt" style:language-asian="pt" style:country-asian="BR" style:font-name-complex="Times New Roman1" style:font-size-complex="10pt"/>
    </style:style>
    <style:style style:name="P29" style:family="paragraph" style:parent-style-name="Standard">
      <style:paragraph-properties fo:margin-top="0cm" fo:margin-bottom="0.423cm" loext:contextual-spacing="false" fo:line-height="100%" fo:text-align="center" style:justify-single-word="false">
        <style:tab-stops>
          <style:tab-stop style:position="0cm"/>
          <style:tab-stop style:position="0.635cm"/>
        </style:tab-stops>
      </style:paragraph-properties>
      <style:text-properties style:font-name="Times" fo:font-size="11pt" officeooo:rsid="0017cc17" officeooo:paragraph-rsid="0017cc17" style:font-name-asian="Times1" style:font-size-asian="11pt" style:language-asian="pt" style:country-asian="BR" style:font-name-complex="Times New Roman1" style:font-size-complex="10pt"/>
    </style:style>
    <style:style style:name="P30" style:family="paragraph" style:parent-style-name="Standard">
      <style:paragraph-properties fo:margin-top="0cm" fo:margin-bottom="0.423cm" loext:contextual-spacing="false" fo:line-height="100%" fo:text-align="start" style:justify-single-word="false">
        <style:tab-stops>
          <style:tab-stop style:position="0cm"/>
          <style:tab-stop style:position="0.635cm"/>
        </style:tab-stops>
      </style:paragraph-properties>
      <style:text-properties style:font-name="Times" fo:font-size="11pt" officeooo:rsid="001a087e" officeooo:paragraph-rsid="001a087e" style:font-name-asian="Times1" style:font-size-asian="11pt" style:language-asian="pt" style:country-asian="BR" style:font-name-complex="Times New Roman1" style:font-size-complex="10pt"/>
    </style:style>
    <style:style style:name="P31" style:family="paragraph" style:parent-style-name="Standard">
      <style:paragraph-properties fo:margin-top="0cm" fo:margin-bottom="0.423cm" loext:contextual-spacing="false" fo:line-height="100%" fo:text-align="start" style:justify-single-word="false">
        <style:tab-stops>
          <style:tab-stop style:position="0cm"/>
          <style:tab-stop style:position="0.635cm"/>
        </style:tab-stops>
      </style:paragraph-properties>
      <style:text-properties style:font-name="Times" fo:font-size="11pt" officeooo:rsid="001c964e" officeooo:paragraph-rsid="001c964e" style:font-name-asian="Times1" style:font-size-asian="11pt" style:language-asian="pt" style:country-asian="BR" style:font-name-complex="Times New Roman1" style:font-size-complex="10pt"/>
    </style:style>
    <style:style style:name="P32" style:family="paragraph" style:parent-style-name="Standard">
      <style:paragraph-properties fo:margin-top="0cm" fo:margin-bottom="0.423cm" loext:contextual-spacing="false" fo:line-height="100%" fo:text-align="center" style:justify-single-word="false">
        <style:tab-stops>
          <style:tab-stop style:position="0cm"/>
          <style:tab-stop style:position="0.635cm"/>
        </style:tab-stops>
      </style:paragraph-properties>
      <style:text-properties fo:color="#ffffff" style:font-name="Times" fo:font-size="12pt" style:font-name-asian="Times1" style:font-size-asian="12pt" style:language-asian="pt" style:country-asian="BR" style:font-name-complex="Times New Roman1" style:font-size-complex="10pt"/>
    </style:style>
    <style:style style:name="P33" style:family="paragraph" style:parent-style-name="List_20_Paragraph">
      <style:paragraph-properties fo:margin-left="2.54cm" fo:margin-right="0cm" fo:text-align="justify" style:justify-single-word="false" fo:text-indent="0cm" style:auto-text-indent="false">
        <style:tab-stops>
          <style:tab-stop style:position="0cm"/>
          <style:tab-stop style:position="0.635cm"/>
        </style:tab-stops>
      </style:paragraph-properties>
      <style:text-properties style:font-name="Calibri" fo:font-size="12pt" officeooo:rsid="0012657c" style:font-size-asian="12pt"/>
    </style:style>
    <style:style style:name="P34" style:family="paragraph" style:parent-style-name="Standard" style:master-page-name="First_20_Page">
      <style:paragraph-properties style:page-number="auto"/>
    </style:style>
    <style:style style:name="P35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font-name="Calibri" fo:font-size="12pt" officeooo:rsid="001fcb17" officeooo:paragraph-rsid="0021e700" style:font-size-asian="12pt"/>
    </style:style>
    <style:style style:name="P36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officeooo:paragraph-rsid="001fcb17"/>
    </style:style>
    <style:style style:name="P37" style:family="paragraph" style:parent-style-name="List_20_Paragraph" style:list-style-name="WWNum27">
      <style:paragraph-properties fo:margin-left="1.27cm" fo:margin-right="0cm" fo:text-align="justify" style:justify-single-word="false" fo:text-indent="-1.27cm" style:auto-text-indent="false">
        <style:tab-stops>
          <style:tab-stop style:position="0cm"/>
          <style:tab-stop style:position="0.635cm"/>
        </style:tab-stops>
      </style:paragraph-properties>
      <style:text-properties fo:color="#0070c0" fo:font-size="18pt" style:font-size-asian="18pt"/>
    </style:style>
    <style:style style:name="P38" style:family="paragraph" style:parent-style-name="List_20_Paragraph" style:list-style-name="WWNum27">
      <style:paragraph-properties fo:margin-left="2.54cm" fo:margin-right="0cm" fo:text-align="start" style:justify-single-word="false" fo:text-indent="-2.54cm" style:auto-text-indent="false">
        <style:tab-stops>
          <style:tab-stop style:position="0cm"/>
          <style:tab-stop style:position="0.635cm"/>
        </style:tab-stops>
      </style:paragraph-properties>
      <style:text-properties style:font-name="Calibri" fo:font-size="12pt" officeooo:rsid="0012657c" officeooo:paragraph-rsid="0012657c" style:font-size-asian="12pt"/>
    </style:style>
    <style:style style:name="T1" style:family="text">
      <style:text-properties fo:color="#ffffff" style:font-name="Cambria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 style:font-name="Cambria" fo:font-size="36pt" fo:language="en" fo:country="US" fo:font-weight="bold" officeooo:rsid="0011d7e3" style:font-size-asian="36pt" style:font-weight-asian="bold" style:font-size-complex="36pt" style:font-weight-complex="bold"/>
    </style:style>
    <style:style style:name="T3" style:family="text">
      <style:text-properties fo:color="#000000" fo:font-size="16pt" fo:language="pt" fo:country="BR" fo:font-weight="bold" style:font-size-asian="16pt" style:font-weight-asian="bold"/>
    </style:style>
    <style:style style:name="T4" style:family="text">
      <style:text-properties fo:color="#000000" fo:font-size="16pt" fo:language="pt" fo:country="BR" fo:font-weight="bold" officeooo:rsid="0011d7e3" style:font-size-asian="16pt" style:font-weight-asian="bold"/>
    </style:style>
    <style:style style:name="T5" style:family="text">
      <style:text-properties fo:text-transform="uppercase" fo:color="#76923c" fo:font-size="14pt" fo:language="pt" fo:country="BR" fo:font-weight="bold" style:font-size-asian="14pt" style:font-weight-asian="bold" style:font-size-complex="14pt" style:font-weight-complex="bold"/>
    </style:style>
    <style:style style:name="T6" style:family="text">
      <style:text-properties fo:text-transform="uppercase" fo:font-size="13pt" fo:language="pt" fo:country="BR" fo:font-weight="bold" officeooo:rsid="0011d7e3" style:font-size-asian="13pt" style:font-weight-asian="bold" style:font-size-complex="13pt" style:font-weight-complex="bold"/>
    </style:style>
    <style:style style:name="T7" style:family="text">
      <style:text-properties fo:font-size="12pt" style:font-size-asian="12pt"/>
    </style:style>
    <style:style style:name="T8" style:family="text">
      <style:text-properties fo:font-size="12pt" officeooo:rsid="0012657c" style:font-size-asian="12pt"/>
    </style:style>
    <style:style style:name="T9" style:family="text">
      <style:text-properties fo:font-size="12pt" officeooo:rsid="001fcb17" style:font-size-asian="12pt"/>
    </style:style>
    <style:style style:name="T10" style:family="text">
      <style:text-properties style:font-name="Calibri" fo:font-size="12pt" officeooo:rsid="0011d7e3" style:font-size-asian="12pt"/>
    </style:style>
    <style:style style:name="T11" style:family="text">
      <style:text-properties style:font-name="Calibri" fo:font-size="12pt" officeooo:rsid="0011e247" style:font-size-asian="12pt"/>
    </style:style>
    <style:style style:name="T12" style:family="text">
      <style:text-properties style:font-name="Calibri" fo:font-size="12pt" officeooo:rsid="0012657c" style:font-size-asian="12pt"/>
    </style:style>
    <style:style style:name="T13" style:family="text">
      <style:text-properties style:font-name="Calibri" fo:font-size="12pt" officeooo:rsid="0012ff06" style:font-size-asian="12pt"/>
    </style:style>
    <style:style style:name="T14" style:family="text">
      <style:text-properties style:font-name="Calibri" fo:font-size="12pt" officeooo:rsid="001382d0" style:font-size-asian="12pt"/>
    </style:style>
    <style:style style:name="T15" style:family="text">
      <style:text-properties style:font-name="Calibri" fo:font-size="12pt" officeooo:rsid="001fcb17" style:font-size-asian="12pt"/>
    </style:style>
    <style:style style:name="T16" style:family="text">
      <style:text-properties style:font-name="Calibri" fo:font-size="12pt" officeooo:rsid="0021e700" style:font-size-asian="12pt"/>
    </style:style>
    <style:style style:name="T17" style:family="text">
      <style:text-properties officeooo:rsid="001fcb17"/>
    </style:style>
    <style:style style:name="T18" style:family="text">
      <style:text-properties officeooo:rsid="0020a992"/>
    </style:style>
    <style:style style:name="T19" style:family="text">
      <style:text-properties officeooo:rsid="0021e700"/>
    </style:style>
    <style:style style:name="fr1" style:family="graphic" style:parent-style-name="Frame">
      <style:graphic-properties fo:margin-left="0.33cm" fo:margin-right="0.33cm" fo:margin-top="0cm" fo:margin-bottom="0cm" style:vertical-pos="top" style:vertical-rel="page" style:horizontal-pos="from-left" style:horizontal-rel="page" draw:opacity="0%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1" draw:name="Quadro1" text:anchor-type="paragraph" svg:x="-0.191cm" svg:width="12.256cm" draw:z-index="0"><draw:text-box fo:min-height="0.041cm"><table:table table:name="Tabela1" table:style-name="Tabela1"><table:table-column table:style-name="Tabela1.A"/><table:table-column table:style-name="Tabela1.B"/><table:table-row table:style-name="Tabela1.1"><table:table-cell table:style-name="Tabela1.A1" office:value-type="string"><text:p text:style-name="Standard"/></table:table-cell><table:table-cell table:style-name="Tabela1.B1" office:value-type="string"><text:p text:style-name="No_20_Spacing"><text:span text:style-name="T1">Projeto </text:span><text:span text:style-name="T2">Game 3D</text:span><text:span text:style-name="T1">!</text:span></text:p></table:table-cell></table:table-row><table:table-row table:style-name="Tabela1.2"><table:table-cell table:style-name="Tabela1.A2" office:value-type="string"><text:p text:style-name="P8"/></table:table-cell><table:table-cell table:style-name="Tabela1.B2" office:value-type="string"><text:p text:style-name="No_20_Spacing"><text:span text:style-name="T3">Declaração de Visão do Projeto “</text:span><text:span text:style-name="T4">Fazenda Mistica</text:span><text:span text:style-name="T3">”</text:span></text:p><text:p text:style-name="P6"/><text:p text:style-name="P6"><text:s/></text:p><text:p text:style-name="P6"/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7"><text:span text:style-name="T5">[</text:span><text:span text:style-name="T6">Fazenda Mistica</text:span><text:span text:style-name="T5">]</text:span></text:p>
          </table:table-cell>
        </table:table-row>
      </table:table>
      <text:p text:style-name="Standard"/>
      <text:p text:style-name="P22"/>
      <text:p text:style-name="P2"/>
      <text:list xml:id="list2980729430" text:style-name="WWNum27">
        <text:list-item>
          <text:p text:style-name="P37">Título</text:p>
        </text:list-item>
      </text:list>
      <text:p text:style-name="P1"/>
      <text:p text:style-name="P19">Fazenda Mistica</text:p>
      <text:p text:style-name="P10"/>
      <text:list xml:id="list170411576206377" text:continue-numbering="true" text:style-name="WWNum27">
        <text:list-item>
          <text:p text:style-name="P37">Objetivo</text:p>
        </text:list-item>
      </text:list>
      <text:p text:style-name="P1"/>
      <text:p text:style-name="Standard"><text:span text:style-name="T7">Dentro de 60 dias, </text:span><text:span text:style-name="T10">desenvolver um jogo </text:span><text:span text:style-name="T11">3D para smartfones do sistema operacional Android.</text:span></text:p>
      <text:p text:style-name="P10"/>
      <text:list xml:id="list170410095408699" text:continue-numbering="true" text:style-name="WWNum27">
        <text:list-item>
          <text:p text:style-name="P37">Justificativa</text:p>
        </text:list-item>
      </text:list>
      <text:p text:style-name="P1"/>
      <text:p text:style-name="P20">Desenvolver as habilidades praticas do que foi estudado em sala de aula e ao mesmo tempo ingressar no mercado de jogos.</text:p>
      <text:p text:style-name="P10"/>
      <text:p text:style-name="P10"/>
      <text:list xml:id="list170410809343283" text:continue-numbering="true" text:style-name="WWNum27">
        <text:list-item>
          <text:p text:style-name="P37">Descrição Geral</text:p>
        </text:list-item>
      </text:list>
      <text:p text:style-name="P1"/>
      <text:p text:style-name="P20">O jogo desenvolvido nesse projeto colocará em prática alguns estudos desenvolvidos em sala de aula.</text:p>
      <text:p text:style-name="P20"/>
      <text:p text:style-name="P20">O jogo usará elementos 3D e será desenvolvido na game engine Unity, o cenário e os personagens terão aparência de desenho e será desenvolvido em fases.</text:p>
      <text:p text:style-name="P20"/>
      <text:p text:style-name="P35">O <text:span text:style-name="T19">projeto será dividido em 2 partes, a primeira parte será uma Demo do jogo que será exibida no dia 18/06/2020 no dia do projeto integrador e a segunda parte será entregue no projeto integrador do próximo semestre. </text:span></text:p>
      <text:p text:style-name="P10"/>
      <text:list xml:id="list170411292929233" text:continue-numbering="true" text:style-name="WWNum27">
        <text:list-item>
          <text:p text:style-name="P37">Equipe</text:p>
        </text:list-item>
      </text:list>
      <text:p text:style-name="P15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2">Nome</text:p>
          </table:table-cell>
          <table:table-cell table:style-name="Tabela3.A1" office:value-type="string">
            <text:p text:style-name="P32">Papel</text:p>
          </table:table-cell>
        </table:table-row>
        <table:table-row table:style-name="Tabela3.1">
          <table:table-cell table:style-name="Tabela3.A2" office:value-type="string">
            <text:p text:style-name="P24">Winder César</text:p>
          </table:table-cell>
          <table:table-cell table:style-name="Tabela3.B2" office:value-type="string">
            <text:p text:style-name="P29">Scrum Master</text:p>
          </table:table-cell>
        </table:table-row>
        <table:table-row table:style-name="Tabela3.1">
          <table:table-cell table:style-name="Tabela3.A3" office:value-type="string">
            <text:p text:style-name="P23">Edson Takagi</text:p>
          </table:table-cell>
          <table:table-cell table:style-name="Tabela3.B3" office:value-type="string">
            <text:p text:style-name="P26">Dono do Produto</text:p>
          </table:table-cell>
        </table:table-row>
        <table:table-row table:style-name="Tabela3.1">
          <table:table-cell table:style-name="Tabela3.A4" office:value-type="string">
            <text:p text:style-name="P23">Matheus Kawamura</text:p>
          </table:table-cell>
          <table:table-cell table:style-name="Tabela3.B4" office:value-type="string">
            <text:p text:style-name="P23">Design</text:p>
          </table:table-cell>
        </table:table-row>
        <table:table-row table:style-name="Tabela3.1">
          <table:table-cell table:style-name="Tabela3.A5" office:value-type="string">
            <text:p text:style-name="P28">Vitor Augusto </text:p>
          </table:table-cell>
          <table:table-cell table:style-name="Tabela3.B5" office:value-type="string">
            <text:p text:style-name="P28">Design</text:p>
          </table:table-cell>
        </table:table-row>
      </table:table>
      <text:p text:style-name="P15"/>
      <text:p text:style-name="P15"/>
      <text:list xml:id="list170410841663682" text:continue-numbering="true" text:style-name="WWNum27">
        <text:list-item>
          <text:p text:style-name="P37"><text:soft-page-break/>Partes Interessadas</text:p>
        </text:list-item>
      </text:list>
      <text:p text:style-name="P15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2">Nome</text:p>
          </table:table-cell>
          <table:table-cell table:style-name="Tabela4.A1" office:value-type="string">
            <text:p text:style-name="P32">Descrição</text:p>
          </table:table-cell>
        </table:table-row>
        <table:table-row table:style-name="Tabela4.1">
          <table:table-cell table:style-name="Tabela4.A2" office:value-type="string">
            <text:p text:style-name="P3">Winder César</text:p>
          </table:table-cell>
          <table:table-cell table:style-name="Tabela4.B2" office:value-type="string">
            <text:p text:style-name="P30">Coordenador do projeto interessado em obter êxito no ensino de forma prática em desenvolvimentos ágeis.</text:p>
          </table:table-cell>
        </table:table-row>
        <table:table-row table:style-name="Tabela4.1">
          <table:table-cell table:style-name="Tabela4.A3" office:value-type="string">
            <text:p text:style-name="P4">Airton Junio</text:p>
          </table:table-cell>
          <table:table-cell table:style-name="Tabela4.B3" office:value-type="string">
            <text:p text:style-name="P31">Testador do jogo</text:p>
          </table:table-cell>
        </table:table-row>
        <table:table-row table:style-name="Tabela4.1">
          <table:table-cell table:style-name="Tabela4.A4" office:value-type="string">
            <text:p text:style-name="P25">Equipe do projeto</text:p>
          </table:table-cell>
          <table:table-cell table:style-name="Tabela4.B4" office:value-type="string">
            <text:p text:style-name="P27">Interessada em obter êxito no projeto para abrir novas oportunidades para a equipe como um todo e também obter crescimento individual de cada membro do time.</text:p>
          </table:table-cell>
        </table:table-row>
      </table:table>
      <text:p text:style-name="P10"/>
      <text:p text:style-name="P10"/>
      <text:list xml:id="list170410673711580" text:continue-numbering="true" text:style-name="WWNum27">
        <text:list-item>
          <text:p text:style-name="P37">Premissas</text:p>
        </text:list-item>
      </text:list>
      <text:p text:style-name="P5"/>
      <text:list xml:id="list170411584069562" text:continue-numbering="true" text:style-name="WWNum27">
        <text:list-item>
          <text:list>
            <text:list-item>
              <text:p text:style-name="P38">Os professores estarão à disposição para sanar possíveis dúvidas durante o desenvolvimento do projeto.</text:p>
            </text:list-item>
          </text:list>
        </text:list-item>
      </text:list>
      <text:p text:style-name="P10"/>
      <text:p text:style-name="P9"><text:span text:style-name="T7">b. </text:span><text:span text:style-name="T12">Os jogadores possuem smartfones que possuem o requisito mínimo para a execução do jogo.</text:span></text:p>
      <text:p text:style-name="P21"/>
      <text:p text:style-name="P36"><text:span text:style-name="T12">c. a </text:span><text:span text:style-name="T16">personagem principal do jogo vai ser um personagem 3D.</text:span></text:p>
      <text:p text:style-name="P17"/>
      <text:list xml:id="list170411210262454" text:continue-numbering="true" text:style-name="WWNum27">
        <text:list-item>
          <text:p text:style-name="P37">Restrições</text:p>
        </text:list-item>
      </text:list>
      <text:p text:style-name="P33"/>
      <text:p text:style-name="P10"/>
      <text:p text:style-name="P12"><text:span text:style-name="T17">a</text:span>. O projeto terá de ser realizado no máximo em 60 dias após a data de início ainda a ser formalizada.</text:p>
      <text:p text:style-name="P12"/>
      <text:p text:style-name="P18"><text:span text:style-name="T9">b</text:span><text:span text:style-name="T7">. O projeto não </text:span><text:span text:style-name="T12">terá financiamento</text:span><text:span text:style-name="T15">, </text:span><text:span text:style-name="T16">pois será realizado apenas uma Demo do jogo para fins educacionais.</text:span></text:p>
      <text:p text:style-name="P12"/>
      <text:list xml:id="list170409869839759" text:continue-numbering="true" text:style-name="WWNum27">
        <text:list-item>
          <text:p text:style-name="P37">Escopo Excluído</text:p>
        </text:list-item>
      </text:list>
      <text:p text:style-name="P15"/>
      <text:p text:style-name="P9"><text:span text:style-name="T7">a. Não faz parte do escopo deste projeto desenvolver </text:span><text:span text:style-name="T8">qualquer</text:span><text:span text:style-name="T12"> tipo de rede com conexão em nuvem ou ferramenta multiplayer.</text:span></text:p>
      <text:p text:style-name="P10"/>
      <text:list xml:id="list170411600862605" text:continue-numbering="true" text:style-name="WWNum27">
        <text:list-item>
          <text:p text:style-name="P37">Riscos Preliminares</text:p>
        </text:list-item>
      </text:list>
      <text:p text:style-name="P10"/>
      <text:p text:style-name="P9"><text:span text:style-name="T7">a. Devido </text:span><text:span text:style-name="T12">ao Covid19 o projeto po</text:span><text:span text:style-name="T13">de sofrer alterações no escopo devido à dificuldade de aprendizado decorrido a mudança das aulas presenciais em aulas EAD.</text:span></text:p>
      <text:p text:style-name="P13"/>
      <text:p text:style-name="P9"><text:soft-page-break/><text:span text:style-name="T7">b. </text:span><text:span text:style-name="T13">Como não teremos auxílio financeiro caso algum dos integrantes do projeto tenha problemas com o computador </text:span><text:span text:style-name="T14">é possível que tenhamos atrasos nas estregas do projeto.</text:span><text:span text:style-name="T13"> </text:span></text:p>
      <text:p text:style-name="P10"/>
      <text:p text:style-name="P10">c. Devido às ocupações dos professores e diretores, é possível que hajam dificuldades em termos reuniões periódicas com os mesmos para validar as entregas do projeto, causando atrasos na entrega.</text:p>
      <text:p text:style-name="P10"/>
      <text:p text:style-name="P14">d. Dificuldade com as ferramentas de desenvolvimento de metodologias <text:span text:style-name="T18">ágeis.</text:span></text:p>
      <text:p text:style-name="P10"/>
      <text:p text:style-name="P10"/>
      <text:p text:style-name="P11"/>
      <text:p text:style-name="P13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1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auto-update="true" style:default-outline-level="1" style:class="text">
      <style:paragraph-properties fo:margin-top="0.353cm" fo:margin-bottom="0cm" loext:contextual-spacing="false" fo:keep-together="always" fo:keep-with-next="always"/>
      <style:text-properties fo:color="#244061" style:font-name="Cambria" fo:font-family="Cambria" style:font-family-generic="roman" style:font-pitch="variable" fo:font-size="14pt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1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/>
      <style:text-properties fo:text-transform="uppercase"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Comments" style:family="paragraph" style:parent-style-name="Standard" style:auto-update="true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alibri" fo:font-family="Calibri" style:font-family-generic="roman" style:font-pitch="variable"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/>
      <style:text-properties fo:font-size="16pt" style:text-underline-style="none" fo:font-weight="normal" style:font-size-asian="16pt" style:language-asian="pt" style:country-asian="BR" style:font-weight-asian="normal" style:font-size-complex="16pt" style:font-weight-complex="normal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 style:default-outline-level="">
      <style:paragraph-properties fo:margin-top="0cm" fo:margin-bottom="0cm" loext:contextual-spacing="false" fo:text-align="start" style:justify-single-word="false" fo:orphans="0" fo:widows="0" style:writing-mode="lr-tb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4pt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ítulo_20_3_20_Char" style:display-name="Título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weight-complex="bold"/>
    </style:style>
    <style:style style:name="Título_20_2_20_Char" style:display-name="Título 2 Char" style:family="text" style:parent-style-name="Default_20_Paragraph_20_Font">
      <style:text-properties fo:color="#244061" style:font-name="Cambria" fo:font-family="Cambria" style:font-family-generic="roman" style:font-pitch="variable" fo:font-size="14pt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Sem_20_Espaçamento_20_Char" style:display-name="Sem Espaçamento Char" style:family="text" style:parent-style-name="Default_20_Paragraph_20_Font">
      <style:text-properties fo:language="en" fo:country="US" style:font-name-asian="Calibri1" style:font-family-asian="Calibri" style:font-family-generic-asian="system" style:font-pitch-asian="variable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79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2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9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6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40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7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21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8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6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6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7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2.42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nome do projeto</dc:title>
    <dc:subject>Nome do Projeto</dc:subject>
    <meta:initial-creator> </meta:initial-creator>
    <meta:keyword>Template</meta:keyword>
    <meta:keyword>Gerenciamento</meta:keyword>
    <meta:keyword>de</meta:keyword>
    <meta:keyword>Projetos</meta:keyword>
    <meta:editing-cycles>255</meta:editing-cycles>
    <meta:creation-date>2012-04-15T21:23:00</meta:creation-date>
    <dc:date>2020-06-02T17:04:09.382000000</dc:date>
    <meta:editing-duration>P1DT7H47M12S</meta:editing-duration>
    <meta:generator>LibreOffice/6.3.5.2$Windows_X86_64 LibreOffice_project/dd0751754f11728f69b42ee2af66670068624673</meta:generator>
    <meta:document-statistic meta:table-count="4" meta:image-count="0" meta:object-count="0" meta:page-count="4" meta:paragraph-count="48" meta:word-count="412" meta:character-count="2516" meta:non-whitespace-character-count="2158"/>
    <meta:user-defined meta:name="AppVersion">16.0000</meta:user-defined>
    <meta:user-defined meta:name="Company">Declaração de Visão do Projeto “NOME DO PROJETO”</meta:user-defined>
    <meta:user-defined meta:name="DocSecurity" meta:value-type="float">0</meta:user-defined>
    <meta:user-defined meta:name="HyperlinkBase">http://escritoriodeprojetos.com.br/SharedFiles/Download.aspx?pageid=18&amp;mid=24&amp;fileid=129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" xlink:href=""/>
  </office:meta>
</office:document-meta>
</file>